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paragraph-properties fo:margin-left="0cm" fo:margin-right="0cm" fo:margin-top="0cm" fo:margin-bottom="0cm" fo:text-indent="0cm" style:auto-text-indent="false"/>
    </style:style>
    <style:style style:name="P2" style:family="paragraph" style:parent-style-name="Text_20_body">
      <style:paragraph-properties fo:margin-left="0cm" fo:margin-right="0cm" fo:margin-top="0cm" fo:margin-bottom="0cm" fo:text-indent="0cm" style:auto-text-indent="false"/>
      <style:text-properties fo:font-weight="normal" style:font-weight-asian="normal" style:font-weight-complex="normal"/>
    </style:style>
    <style:style style:name="P3" style:family="paragraph" style:parent-style-name="Text_20_body">
      <style:paragraph-properties fo:margin-left="0cm" fo:margin-right="0cm" fo:margin-top="0cm" fo:margin-bottom="0cm" fo:text-align="center"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4" style:family="paragraph" style:parent-style-name="Text_20_body">
      <style:paragraph-properties fo:margin-left="0cm" fo:margin-right="0cm" fo:margin-top="0cm" fo:margin-bottom="0cm" fo:text-align="center" style:justify-single-word="false" fo:text-indent="0cm" style:auto-text-indent="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5" style:family="paragraph" style:parent-style-name="Text_20_body">
      <style:paragraph-properties fo:margin-left="0cm" fo:margin-right="0cm" fo:margin-top="0cm" fo:margin-bottom="0cm" fo:text-align="center" style:justify-single-word="false" fo:text-indent="0cm" style:auto-text-indent="false" fo:break-before="page"/>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Text_20_body">
      <style:paragraph-properties fo:margin-left="0cm" fo:margin-right="0cm" fo:margin-top="0cm" fo:margin-bottom="0cm" fo:text-indent="0cm" style:auto-text-indent="false"/>
    </style:style>
    <style:style style:name="P8" style:family="paragraph" style:parent-style-name="Text_20_body" style:list-style-name="L1">
      <style:paragraph-properties fo:margin-left="0cm" fo:margin-right="0cm" fo:margin-top="0cm" fo:margin-bottom="0cm" fo:text-indent="0cm" style:auto-text-indent="false"/>
    </style:style>
    <style:style style:name="P9" style:family="paragraph" style:parent-style-name="Text_20_body" style:list-style-name="L2">
      <style:paragraph-properties fo:margin-left="0cm" fo:margin-right="0cm" fo:margin-top="0cm" fo:margin-bottom="0cm" fo:text-indent="0cm" style:auto-text-indent="false"/>
    </style:style>
    <style:style style:name="P10" style:family="paragraph" style:parent-style-name="Text_20_body">
      <style:paragraph-properties fo:margin-left="0cm" fo:margin-right="0cm" fo:margin-top="0cm" fo:margin-bottom="0cm" fo:text-align="center" style:justify-single-word="false" fo:text-indent="0cm" style:auto-text-indent="false"/>
      <style:text-properties fo:font-style="normal" style:text-underline-style="solid" style:text-underline-width="auto" style:text-underline-color="font-color" fo:font-weight="bold" style:font-style-asian="normal" style:font-weight-asian="bold" style:font-style-complex="normal"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NEL VIVO</text:p>
      <text:p text:style-name="P6">SLIDE 1</text:p>
      <text:p text:style-name="Standard">http://it.wikipedia.org/wiki/Meccanica_lagrangiana</text:p>
      <text:p text:style-name="Standard"/>
      <text:p text:style-name="Standard">Nella formulazione lagrangiana si rappresenta il sistema meccanico studiato come un punto su di un'opportuna <text:a xlink:type="simple" xlink:href="http://it.wikipedia.org/wiki/Varietà_differenziabile">varietà differenziabile</text:a>, che prende il nome di <text:a xlink:type="simple" xlink:href="http://it.wikipedia.org/wiki/Spazio_delle_configurazioni">spazio di</text:a> configurazione e rappresenta l'insieme delle posizioni che il sistema può assumere compatibilmente con i vincoli imposti </text:p>
      <text:p text:style-name="Standard"/>
      <text:p text:style-name="Standard">Sulla generica varietà differenziale è definita la struttura di fibrato tangente come unione disgiunta di tutti gli spazi tangenti ai punti della varietà. Questo oggetto riassume in sè tutte le informazioni sulla natura cinematica del sistema.</text:p>
      <text:p text:style-name="Standard"/>
      <text:p text:style-name="Standard">Le informazioni dinamiche sono invece determinate da una funzione detta <text:a xlink:type="simple" xlink:href="http://it.wikipedia.org/wiki/Lagrangiana">lagrangiana</text:a> che Contiene tutte le informazioni sulla struttura materiale del sistema( inglobate </text:p>
      <text:p text:style-name="Standard">nell’energia cinetica) e sulle sulle interazione che si esercitano o tra le parti del sistema o </text:p>
      <text:p text:style-name="Standard">dall’esterno del sistema (inglobate nella funzione potenziale). </text:p>
      <text:p text:style-name="Standard">(classicamente è data dalla differenza tra l'<text:a xlink:type="simple" xlink:href="http://it.wikipedia.org/wiki/Energia_cinetica">energia cinetica</text:a> e l'<text:a xlink:type="simple" xlink:href="http://it.wikipedia.org/wiki/Energia_potenziale">energia potenziale</text:a> del sistema studiato, ma può anche avere una forma più generale.)</text:p>
      <text:p text:style-name="P1"/>
      <text:p text:style-name="P1"/>
      <text:p text:style-name="P1"/>
      <text:p text:style-name="P1"/>
      <text:p text:style-name="P1"/>
      <text:p text:style-name="P1"/>
      <text:p text:style-name="P6">SLIDE 2</text:p>
      <text:p text:style-name="P1">La funzione lagrangiana permette di definire due <text:s/>grandezze ausiliare, 1-forme sul fibrato tangente TQ( come differenziale di campi scalari sulla varietà TQ):</text:p>
      <text:p text:style-name="P1"/>
      <text:p text:style-name="P1">la 1-forma "lavoro di Lagrange"</text:p>
      <text:p text:style-name="P1">$$l_{\,L}\, = \, \textrm{d}L $$</text:p>
      <text:p text:style-name="P1">che non è altro che la forma differenziale su $TQ$ che ammette come potenziale la lagrangiana del sistema</text:p>
      <text:p text:style-name="P1">Infatti un sistema si dice {conservativo} se la sua 1-forma l_L è esatta. Il potenziale di questa 1-forma è, per definizione, la {funzione di Lagrange} del sistema</text:p>
      <text:p text:style-name="P1"/>
      <text:p text:style-name="P1">la 1-forma azione di Maupertuis </text:p>
      <text:p text:style-name="P1">In sostanza rappresenta il lavoro fatto dalle quantità di moto p_i delle particelle che compongono il sistema in un arbitrario spostamento infinitesimo $\textrm{d}P_{i}$ (compatibile con i vincoli) di tali particelle. Dove si riconosce la derivata di L rispetto le coordinate canoniche, ovvero i momenti canonici del sistema</text:p>
      <text:p text:style-name="P1"/>
      <text:p text:style-name="P1"/>
      <text:p text:style-name="P1">Questi portano alla formulazione del principio primo per l'equazione centrale</text:p>
      <text:p text:style-name="P1"/>
      <text:p text:style-name="P1">il moto del sistema, rappresentato da una curva parametrizzata sul fibrato tangente $TQ$, avviene sempre in modo che l'azione di Maupertuis $a_{M}$ calcolata nei punti della curva $\gamma'$, uguagli in ogni istante la 1-forma lavoro di Lagrange $l_{L}$ che congloba le azioni sul sistema.</text:p>
      <text:p text:style-name="P1"/>
      <text:p text:style-name="P1"/>
      <text:p text:style-name="P1"/>
      <text:p text:style-name="P1"/>
      <text:p text:style-name="P1"/>
      <text:p text:style-name="P3"><text:soft-page-break/>SLIDE 3</text:p>
      <text:p text:style-name="P1">Osservazioni</text:p>
      <text:p text:style-name="P1"/>
      <text:list xml:id="list57974157" text:style-name="L1">
        <text:list-item>
          <text:p text:style-name="P8">nella tesi si dimostra come l'equazione di eulero lagrange derivino dal principio dell'equazione centrale</text:p>
        </text:list-item>
        <text:list-item>
          <text:p text:style-name="P8">in realtà il principio dell'equazione centrale è totalmente indipendente dalla formulazione lagrangiana che è definita solo per sistemi conservativi, l_L e a_M ammettono una formulazione totalmente generale</text:p>
        </text:list-item>
        <text:list-item>
          <text:p text:style-name="P8">L'equazione di lagrange è totalmente intrinseca lagrangiana e hamiltonianana non sono altro che la proiezione di questa equazione tra 1-forme su determinate basi.</text:p>
        </text:list-item>
      </text:list>
      <text:p text:style-name="P1">La lagrangiana è la proiezione dell'equazioine centrale sulla base di lagrange costituita da i differenziali del generico sistema di coordinate di configurazione e velocità generalizzata.</text:p>
      <text:p text:style-name="P1"/>
      <text:p text:style-name="P1">Scopo della faccenda:</text:p>
      <text:p text:style-name="P1">ho visto la filosofia di proiettare l'equazione centrale su determinati sistemi di coordinate.</text:p>
      <text:p text:style-name="P1">Cosa succede se lo spazio di configurazione del sistema è un gruppo di Lie?</text:p>
      <text:p text:style-name="P1"/>
      <text:p text:style-name="P1"><office:annotation><dc:date>2010-11-24T16:38:21</dc:date><text:p>&lt;!--StartFragment--&gt;</text:p></office:annotation>L'equazione centrale costituisce un nuovo principio su cui basare la dinamica classica.</text:p>
      <text:p text:style-name="P1">\item[-] Racchiude in una forma intrinseca le equazioni del moto del generico sistema.\\ L'equazioni di Lagrange e di Hamilton non sono altro che la proiezione di questa equazione di 1-forme su determinate basi.</text:p>
      <text:p text:style-name="P1">Come si comporta l'equazione centrale quando lo spazio di configurazione possiede la struttura di gruppo di Lie?<office:annotation><dc:date>2010-11-24T16:38:21</dc:date><text:p>&lt;!--EndFragment--&gt;</text:p></office:annotation></text:p>
      <text:p text:style-name="P1"/>
      <text:p text:style-name="P1"/>
      <text:p text:style-name="P1"/>
      <text:p text:style-name="P1"/>
      <text:p text:style-name="P1"/>
      <text:p text:style-name="P3">SLIDE 4</text:p>
      <text:p text:style-name="P1">Dalle coordinate lagrangiane alle coordinate Euleriane.</text:p>
      <text:p text:style-name="P1">La struttura di gruppo di Lie prevede l'esistenaza sulla verietà della particolare classe di campi: i campi invarianti.</text:p>
      <text:p text:style-name="P1"/>
      <text:p text:style-name="P1">I campi invarianti sono il campo vettoriale che scelto un vettore nell'algebra associa ad ogni punto il vettore ottenuto traslando ( a sinistra o a destra) il vettore scelto nel punto considerato. </text:p>
      <text:p text:style-name="P1"/>
      <text:p text:style-name="P1">La struttura di \emph{gruppo di Lie} implica la presenza della classe dei campi invarianti che induce la scelta di un particolare sistema di coordinate sullo spazio tangente $TG$ nel seguente modo:</text:p>
      <text:p text:style-name="P1"/>
      <text:p text:style-name="P1"/>
      <text:p text:style-name="P1"/>
      <text:p text:style-name="P1">La presenza dei campi invarianti porta a scegliere come sistema di coordinate su tg la 2n-pla di funzioni (x^i, v^a) definita in questo modo</text:p>
      <text:list xml:id="list1938007768" text:style-name="L2">
        <text:list-item>
          <text:p text:style-name="P9">x^i è un generico sistema di coordinate sulla varietà</text:p>
        </text:list-item>
        <text:list-item>
          <text:p text:style-name="P9">ad una base di vettori nell'algebra di G si associa una base di campi invarianti</text:p>
        </text:list-item>
        <text:list-item>
          <text:p text:style-name="P9">ad una base di campi invarianti si associa una base di 1-forme invarianti. ( le 1-forme <text:tab/>invarianti sono <text:s/>delle funzioni lineari su TG che assumono valore costante quando vengono <text:tab/>valutate su dei campi invarianti.)</text:p>
          <text:list>
            <text:list-item>
              <text:list>
                <text:list-header>
                  <text:p text:style-name="P9"><text:s/><text:tab/>L'associazione si ottiene dalla relazione mostrata nella slide</text:p>
                </text:list-header>
                <text:list-item>
                  <text:p text:style-name="P9">Al generico vettore tangente è possibile associare le sue componenti sulla base dei campi invarianti sfruttando le 1-forme invariante. Definisco le componenti come v^a = epsilon^a <text:soft-page-break/>(v). tradizionalemnte vengono dette quasi velocità</text:p>
                </text:list-item>
              </text:list>
            </text:list-item>
          </text:list>
        </text:list-item>
      </text:list>
      <text:p text:style-name="P1"/>
      <text:p text:style-name="P1">In conclusione la 2-npla di funzioni (x^i, v^a) costituisce un sistema di coordinate su G.</text:p>
      <text:p text:style-name="P1"/>
      <text:p text:style-name="P1"/>
      <text:p text:style-name="P1"/>
      <text:p text:style-name="P5">SLIDE 5 decomposizione dell'equazione centrale</text:p>
      <text:p text:style-name="P1"/>
      <text:p text:style-name="P1">similmente a <text:s/>quanto fatto per ottenere le equazioni di lagrange si vuole ora decomporre l'equazione centrale sulla base delle 1-forme delle coordiante euleriane.</text:p>
      <text:p text:style-name="P1"/>
      <text:p text:style-name="P1">Di conseguenza è possibile riguardare la funzione di Lagrange L: TG → R come una funzione $L(x^{i},\,v^{a})$ delle coordinate prescelte.</text:p>
      <text:p text:style-name="P1"/>
      <text:p text:style-name="P1">L'azione di Maupertuis è una forma semibasica su TG, pertanto ammette uno sviluppo che fa intervenire solo la base di 1-forme epsilon^{a} su $G$ e non i differenziali dv^{a} delle quasivelocità.</text:p>
      <text:p text:style-name="P1"/>
      <text:p text:style-name="P1">L'azione è quindi decomponibile come:</text:p>
      <text:p text:style-name="P1">a_{M} \, = \, p_{\,a}(x^{i},\, v^{b})\, \epsilon^{a}</text:p>
      <text:p text:style-name="P1">i coefficienti $p_{\,a}$ di questa forma differenziale sono i momenti canonici associati alla base di 1-forme $\epsilon^{a} e vengono detti quasi momenti</text:p>
      <text:p text:style-name="P1"/>
      <text:p text:style-name="P1"/>
      <text:p text:style-name="P1">L'equazione centrale risulta quindi decomposta come...</text:p>
      <text:p text:style-name="P1">Vedi slide</text:p>
      <text:p text:style-name="P1"/>
      <text:p text:style-name="P1">Le forme differenziali che compaiono nei due membri di questa equazione sono sviluppate su basi diverse.</text:p>
      <text:p text:style-name="P1">A primo membro compaiono le 1-forme (epsilon^a, d/dt epsilon^a)(non è in realtà noto a priori se questo sistema costituisce una base oppure no; </text:p>
      <text:p text:style-name="P1">a secondo membro compare la base (d <text:s/>x^{i}, d v^{a} ) .</text:p>
      <text:p text:style-name="P1"/>
      <text:p text:style-name="P1">Seguendo l'esempio di Eulero si sceglie di sviluppare tutte le 1-forme sulla base $(\epsilon^{a} , \, \textrm{d}v^{b}) $ indotta dalla presenza dei campi invarianti.</text:p>
      <text:p text:style-name="P1"/>
      <text:p text:style-name="P1">Restano quindi due questioni da risolvere: la prima cosa è esprimere le formule di trasformazione tra le due basi che intervengono nell'equazione centrale; il secondo problema è il calcolo della derivata temporale delle 1-forme invarianti espressa dalle cosiddette equazioni di Hamel-Boltzman.</text:p>
      <text:p text:style-name="P1"/>
      <text:p text:style-name="P1"/>
      <text:p text:style-name="P1"/>
      <text:p text:style-name="P1"/>
      <text:p text:style-name="P1"/>
      <text:p text:style-name="P1"/>
      <text:p text:style-name="P1"/>
      <text:p text:style-name="P4">SLIDE 6</text:p>
      <text:p text:style-name="P1">Il primo problema è di facile risoluzione, conoscendo la decomposizione dei campi invarianti sulla base naturale si trova tutto...</text:p>
      <text:p text:style-name="P1"/>
      <text:p text:style-name="P1"><office:annotation><dc:date>2010-11-22T17:52:01</dc:date><text:p>&lt;!--StartFragment--&gt;</text:p></office:annotation>Basta che siano note le componenti dei campi invarianti sulla base naturale è possibile ottenere tutte le relazioni di cambio di base.</text:p>
      <text:p text:style-name="Text_20_body">A è la matrice che ha per righe le componenti della base invariante sulla base naturale di 1-forme <office:annotation><dc:date>2010-11-22T17:52:01</dc:date><text:p>&lt;!--EndFragment--&gt;</text:p></office:annotation></text:p>
      <text:p text:style-name="Text_20_body">Per construzione l'inverso di A è la matrice che ha per righe le componenti dei campi invarianti sulla base naturale</text:p>
      <text:p text:style-name="P1"/>
      <text:p text:style-name="P1"/>
      <text:p text:style-name="P1"><text:soft-page-break/></text:p>
      <text:p text:style-name="P3">SLIDE 7 (identità di Hamel Boltzman)</text:p>
      <text:p text:style-name="P1">vale questa identità bla bla</text:p>
      <text:p text:style-name="P1">dove C sono i coefficienti di struttura del gruppo di lie.</text:p>
      <text:p text:style-name="P1"/>
      <text:p text:style-name="P1">I coefficienti di struttura C ijk sono definiti come le componenti del campo ottenuto dal commutatore fra il campo i-simo <text:s/>e quello j-simo (quindi prevede che venga prima scelta una base sull'algebra, i suoi vettori vengono indicizzati e questa indicizzazione passe ai relativi campi invarianti.) sul k-simo campo.</text:p>
      <text:p text:style-name="P1"/>
      <text:p text:style-name="P1">Per dimostrarla ci si avvale solo delle relazioni di cambio di base mostrate nella slide precedente e della cosiddetta regola di scambio che definisce la derivata temporale per una 1-forma esatta.</text:p>
      <text:p text:style-name="P1"/>
      <text:p text:style-name="P1">Cenni della dimostrazione: L'idea è la seguente Siccome la regola di scambio fornisce un criterio per derivare nel tempo le 1-forme esatte si procede dapprima decomponendo la 1-forma epsilon sulla base naturale, a questo punto si calcola la derivata con la regola di scambio e infine si ritorna indietro usando l'inverso della eqauzioni di cambio di base appena usate e il loro differenziale.</text:p>
      <text:p text:style-name="P1"/>
      <text:p text:style-name="P1"><office:annotation><dc:date>2010-11-24T16:54:52</dc:date><text:p>&lt;!--StartFragment--&gt;</text:p></office:annotation>si decompone la 1-forma $\epsilon$ sulla base naturale.}</text:p>
      <text:p text:style-name="P1">\uncover&lt;7-&gt;{\item si calcola la derivata temporale sfruttando la regola di scambio.}</text:p>
      <text:p text:style-name="P1">\uncover&lt;8-&gt;{\item si ritorna alla decomposizione sulla base $( \epsilon^{a}\, , \textrm{d} v^{b} ) $ sfruttando l'inverso della equazioni di cambio di base e le loro conseguenze differenziali.}<office:annotation><dc:date>2010-11-24T16:54:52</dc:date><text:p>&lt;!--EndFragment--&gt;</text:p></office:annotation></text:p>
      <text:p text:style-name="P1"/>
      <text:p text:style-name="P1"/>
      <text:p text:style-name="P1"/>
      <text:p text:style-name="P1"/>
      <text:p text:style-name="P4">SLIDE 8( EQUAZIONI EP PUNTO DI VISTA ANALITICO)</text:p>
      <text:p text:style-name="P1">Con questi elementi in mano è possibile ora decomporre l'equazione centrale sulle sue componenti. Avendo cura di esprimere i singoli termini sulla base prescelta <text:s text:c="2"/>(epsilon^{a}, d v^{a}). Si ottiene</text:p>
      <text:p text:style-name="P1">L'equazione:</text:p>
      <text:p text:style-name="P1">vedere slide</text:p>
      <text:p text:style-name="P1">dove bisogna ricordare che la funzione lagrangiana $L$ è espressa in funzione delle coordinate prescelte su $TG$, quindi è $L(x^{i},\,v^{j})$.</text:p>
      <text:p text:style-name="P1"/>
      <text:p text:style-name="P1"/>
      <text:p text:style-name="P1">Uguagliando membro a membro l'equazione precedente risulta il sistema di equazione:</text:p>
      <text:p text:style-name="P1">\begin{equation}\label{eq:equazionieuleropoincarequasifine}</text:p>
      <text:p text:style-name="P1">\begin{array}{lcrcl}</text:p>
      <text:p text:style-name="P1">\textrm{d}v^{a} &amp; \quad : \quad \qquad&amp; p_{\,a} &amp;=&amp; \dfrac{\partial \, L}{\partial v^{a}} \\</text:p>
      <text:p text:style-name="P1">\epsilon^{a} &amp; \quad : \quad \qquad&amp; \dot{p}_{\,a} &amp;=&amp; C^{\: b}_{\, a \, c}\, p_{\,b} \, v^{c} + A^{j}_{\: a} \dfrac{\partial \, L}{\partial x^{j}} \\</text:p>
      <text:p text:style-name="P1">\end{array}</text:p>
      <text:p text:style-name="P1">\end{equation}</text:p>
      <text:p text:style-name="P1">queste sono le famose equazioni di Eulero Poincare sul generico gruppo di Lie</text:p>
      <text:p text:style-name="P1"/>
      <text:p text:style-name="P3">SLIDE 9</text:p>
      <text:p text:style-name="P2">Nell’ipotesi suplementare di invarianza della Lagrangiana : </text:p>
      <text:p text:style-name="P2">∂L (x, v) = 0 </text:p>
      <text:p text:style-name="P2">∂xj </text:p>
      <text:p text:style-name="P2"/>
      <text:p text:style-name="P2">che significa che la funzione di Lagrange non dipende dalle coordinate q j ma solo dalle </text:p>
      <text:p text:style-name="P2">componenti v a delle velocit` sulla base invariante, </text:p>
      <text:p text:style-name="P2"><text:soft-page-break/>le equazioni di moto risultano completamente indipendenti dalle coordinate del gruppo e Si scrivono nella forma: </text:p>
      <text:p text:style-name="P2"/>
      <text:p text:style-name="P2">questa viene interpretata come un’equazione sul duale dell’algebra di Lie del gruppo. </text:p>
      <text:p text:style-name="P1">Infatti le derivate ∂va sono i momenti canonici associati alle quasi-velocit` v a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shi </meta:initial-creator>
    <meta:creation-date>2010-11-21T19:36:47</meta:creation-date>
    <dc:date>2010-11-24T16:54:57</dc:date>
    <dc:creator>Toshi </dc:creator>
    <meta:editing-duration>PT06H03M58S</meta:editing-duration>
    <meta:editing-cycles>14</meta:editing-cycles>
    <meta:generator>OpenOffice.org/3.2$Linux OpenOffice.org_project/320m12$Build-9483</meta:generator>
    <meta:document-statistic meta:table-count="0" meta:image-count="0" meta:object-count="0" meta:page-count="6" meta:paragraph-count="93" meta:word-count="1488" meta:character-count="9906"/>
  </office:meta>
</office:document-meta>
</file>